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Calibri" style:font-name-complex="Consolas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eave your<text:s/>reply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CommentTitle</text:p>
          </table:table-cell>
          <table:table-cell table:style-name="TableCell22">
            <text:p text:style-name="P23">Titl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ommentText</text:p>
          </table:table-cell>
          <table:table-cell table:style-name="TableCell29">
            <text:p text:style-name="P30">Repla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<text:span text:style-name="T36">Submit</text:span></text:p>
          </table:table-cell>
          <table:table-cell table:style-name="TableCell37">
            <text:p text:style-name="P38">Submit<text:s/>replay</text:p>
          </table:table-cell>
          <table:table-cell table:style-name="TableCell39">
            <text:p text:style-name="P4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6:00Z</meta:creation-date>
    <dc:date>2017-09-12T13:04:00Z</dc:date>
    <meta:template xlink:href="Normal.dotm" xlink:type="simple"/>
    <meta:editing-cycles>6</meta:editing-cycles>
    <meta:editing-duration>PT120S</meta:editing-duration>
    <meta:document-statistic meta:page-count="1" meta:paragraph-count="1" meta:word-count="17" meta:character-count="124" meta:row-count="1" meta:non-whitespace-character-count="108"/>
  </office:meta>
</office:document-meta>
</file>